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cd98" officeooo:paragraph-rsid="0009e60a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cd98" officeooo:paragraph-rsid="0009e60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c49f9" officeooo:paragraph-rsid="000c49f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9e60a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e6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PORT DE TEST</text:p>
      <text:p text:style-name="P4"/>
      <text:p text:style-name="P2">Exercice testé :<text:span text:style-name="T1"> </text:span><text:span text:style-name="T2">Facture de CPU</text:span><text:span text:style-name="T1"> (Exercice </text:span><text:span text:style-name="T2">3</text:span><text:span text:style-name="T1">)</text:span></text:p>
      <text:p text:style-name="P2"><text:span text:style-name="T1"/></text:p>
      <text:p text:style-name="P3"><text:span text:style-name="T1">Le programme prend plusieurs variables en entrée :</text:span></text:p>
      <text:p text:style-name="P3"><text:span text:style-name="T1"/></text:p>
      <text:p text:style-name="P3"><text:span text:style-name="T1">- prix_cpu (réel) : prix HT d’un CPU</text:span></text:p>
      <text:p text:style-name="P3"><text:span text:style-name="T1">- nb_cpu (entier) : nombre de CPU achetés</text:span></text:p>
      <text:p text:style-name="P3"><text:span text:style-name="T1">- cpu_speed (réel) : vitesse du CPU</text:span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9e6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1">TP1 8 Septembre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7:00:59.132369709</meta:creation-date>
    <dc:date>2022-09-08T17:25:38.014325733</dc:date>
    <meta:editing-duration>PT14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8" meta:character-count="254" meta:non-whitespace-character-count="214"/>
  </office:meta>
</office:document-meta>
</file>